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ListParagraph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3" style:parent-style-name="ListParagraph" style:family="paragraph">
      <style:text-properties fo:font-weight="bold" style:font-weight-asian="bold" style:font-weight-complex="bold"/>
    </style:style>
    <style:style style:name="P4" style:parent-style-name="ListParagraph" style:list-style-name="LFO11" style:family="paragraph">
      <style:paragraph-properties fo:margin-left="1in">
        <style:tab-stops/>
      </style:paragraph-properties>
    </style:style>
    <style:style style:name="P5" style:parent-style-name="ListParagraph" style:list-style-name="LFO11" style:family="paragraph">
      <style:paragraph-properties fo:margin-left="1in">
        <style:tab-stops/>
      </style:paragraph-properties>
    </style:style>
    <style:style style:name="P6" style:parent-style-name="ListParagraph" style:list-style-name="LFO11" style:family="paragraph">
      <style:paragraph-properties fo:margin-left="1in">
        <style:tab-stops/>
      </style:paragraph-properties>
    </style:style>
    <style:style style:name="P7" style:parent-style-name="ListParagraph" style:family="paragraph">
      <style:text-properties fo:font-weight="bold" style:font-weight-asian="bold" style:font-weight-complex="bold"/>
    </style:style>
    <style:style style:name="P8" style:parent-style-name="ListParagraph" style:list-style-name="LFO10" style:family="paragraph">
      <style:paragraph-properties fo:margin-left="1in">
        <style:tab-stops/>
      </style:paragraph-properties>
    </style:style>
    <style:style style:name="P9" style:parent-style-name="ListParagraph" style:list-style-name="LFO10" style:family="paragraph">
      <style:paragraph-properties fo:margin-left="1in">
        <style:tab-stops/>
      </style:paragraph-properties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ListParagraph" style:family="paragraph">
      <style:paragraph-properties fo:margin-left="1in">
        <style:tab-stops/>
      </style:paragraph-properties>
    </style:style>
    <style:style style:name="P12" style:parent-style-name="ListParagraph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13" style:parent-style-name="ListParagraph" style:family="paragraph">
      <style:text-properties fo:font-weight="bold" style:font-weight-asian="bold" style:font-weight-complex="bold"/>
    </style:style>
    <style:style style:name="P14" style:parent-style-name="ListParagraph" style:list-style-name="LFO13" style:family="paragraph"/>
    <style:style style:name="P15" style:parent-style-name="ListParagraph" style:list-style-name="LFO13" style:family="paragraph"/>
    <style:style style:name="P16" style:parent-style-name="ListParagraph" style:list-style-name="LFO13" style:family="paragraph"/>
    <style:style style:name="P17" style:parent-style-name="ListParagraph" style:family="paragraph">
      <style:text-properties fo:font-weight="bold" style:font-weight-asian="bold" style:font-weight-complex="bold"/>
    </style:style>
    <style:style style:name="P18" style:parent-style-name="ListParagraph" style:list-style-name="LFO12" style:family="paragraph"/>
    <style:style style:name="P19" style:parent-style-name="ListParagraph" style:list-style-name="LFO12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ListParagraph" style:list-style-name="LFO1" style:family="paragraph"/>
    <style:style style:name="P22" style:parent-style-name="ListParagraph" style:family="paragraph">
      <style:text-properties fo:font-weight="bold" style:font-weight-asian="bold" style:font-weight-complex="bold"/>
    </style:style>
    <style:style style:name="P23" style:parent-style-name="ListParagraph" style:list-style-name="LFO15" style:family="paragraph"/>
    <style:style style:name="P24" style:parent-style-name="ListParagraph" style:list-style-name="LFO15" style:family="paragraph"/>
    <style:style style:name="P25" style:parent-style-name="ListParagraph" style:list-style-name="LFO15" style:family="paragraph"/>
    <style:style style:name="P26" style:parent-style-name="ListParagraph" style:family="paragraph">
      <style:text-properties fo:font-weight="bold" style:font-weight-asian="bold" style:font-weight-complex="bold"/>
    </style:style>
    <style:style style:name="P27" style:parent-style-name="ListParagraph" style:list-style-name="LFO14" style:family="paragraph"/>
    <style:style style:name="P28" style:parent-style-name="ListParagraph" style:list-style-name="LFO14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ListParagraph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31" style:parent-style-name="ListParagraph" style:family="paragraph">
      <style:text-properties fo:font-weight="bold" style:font-weight-asian="bold" style:font-weight-complex="bold"/>
    </style:style>
    <style:style style:name="P32" style:parent-style-name="ListParagraph" style:list-style-name="LFO17" style:family="paragraph"/>
    <style:style style:name="P33" style:parent-style-name="ListParagraph" style:list-style-name="LFO17" style:family="paragraph"/>
    <style:style style:name="P34" style:parent-style-name="ListParagraph" style:list-style-name="LFO17" style:family="paragraph"/>
    <style:style style:name="P35" style:parent-style-name="ListParagraph" style:family="paragraph">
      <style:text-properties fo:font-weight="bold" style:font-weight-asian="bold" style:font-weight-complex="bold"/>
    </style:style>
    <style:style style:name="P36" style:parent-style-name="ListParagraph" style:list-style-name="LFO16" style:family="paragraph"/>
    <style:style style:name="P37" style:parent-style-name="ListParagraph" style:list-style-name="LFO16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ListParagraph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40" style:parent-style-name="ListParagraph" style:family="paragraph">
      <style:text-properties fo:font-weight="bold" style:font-weight-asian="bold" style:font-weight-complex="bold"/>
    </style:style>
    <style:style style:name="P41" style:parent-style-name="ListParagraph" style:list-style-name="LFO18" style:family="paragraph"/>
    <style:style style:name="P42" style:parent-style-name="ListParagraph" style:list-style-name="LFO18" style:family="paragraph"/>
    <style:style style:name="P43" style:parent-style-name="ListParagraph" style:list-style-name="LFO18" style:family="paragraph"/>
    <style:style style:name="P44" style:parent-style-name="ListParagraph" style:family="paragraph">
      <style:text-properties fo:font-weight="bold" style:font-weight-asian="bold" style:font-weight-complex="bold"/>
    </style:style>
    <style:style style:name="P45" style:parent-style-name="ListParagraph" style:list-style-name="LFO19" style:family="paragraph"/>
    <style:style style:name="P46" style:parent-style-name="ListParagraph" style:list-style-name="LFO19" style:family="paragraph"/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ListParagraph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49" style:parent-style-name="ListParagraph" style:family="paragraph">
      <style:text-properties fo:font-weight="bold" style:font-weight-asian="bold" style:font-weight-complex="bold"/>
    </style:style>
    <style:style style:name="P50" style:parent-style-name="ListParagraph" style:list-style-name="LFO21" style:family="paragraph"/>
    <style:style style:name="P51" style:parent-style-name="ListParagraph" style:list-style-name="LFO21" style:family="paragraph"/>
    <style:style style:name="P52" style:parent-style-name="ListParagraph" style:family="paragraph">
      <style:text-properties fo:font-weight="bold" style:font-weight-asian="bold" style:font-weight-complex="bold"/>
    </style:style>
    <style:style style:name="P53" style:parent-style-name="ListParagraph" style:list-style-name="LFO20" style:family="paragraph"/>
    <style:style style:name="P54" style:parent-style-name="ListParagraph" style:list-style-name="LFO20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P56" style:parent-style-name="ListParagraph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57" style:parent-style-name="ListParagraph" style:family="paragraph">
      <style:text-properties fo:font-weight="bold" style:font-weight-asian="bold" style:font-weight-complex="bold"/>
    </style:style>
    <style:style style:name="P58" style:parent-style-name="ListParagraph" style:list-style-name="LFO22" style:family="paragraph"/>
    <style:style style:name="P59" style:parent-style-name="ListParagraph" style:list-style-name="LFO22" style:family="paragraph"/>
    <style:style style:name="P60" style:parent-style-name="ListParagraph" style:family="paragraph">
      <style:text-properties fo:font-weight="bold" style:font-weight-asian="bold" style:font-weight-complex="bold"/>
    </style:style>
    <style:style style:name="P61" style:parent-style-name="ListParagraph" style:list-style-name="LFO23" style:family="paragraph"/>
    <style:style style:name="P62" style:parent-style-name="ListParagraph" style:list-style-name="LFO23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ListParagraph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65" style:parent-style-name="ListParagraph" style:family="paragraph">
      <style:text-properties fo:font-weight="bold" style:font-weight-asian="bold" style:font-weight-complex="bold"/>
    </style:style>
    <style:style style:name="P66" style:parent-style-name="ListParagraph" style:list-style-name="LFO24" style:family="paragraph"/>
    <style:style style:name="P67" style:parent-style-name="ListParagraph" style:list-style-name="LFO24" style:family="paragraph"/>
    <style:style style:name="P68" style:parent-style-name="ListParagraph" style:family="paragraph">
      <style:text-properties fo:font-weight="bold" style:font-weight-asian="bold" style:font-weight-complex="bold"/>
    </style:style>
    <style:style style:name="P69" style:parent-style-name="ListParagraph" style:list-style-name="LFO25" style:family="paragraph"/>
    <style:style style:name="P70" style:parent-style-name="ListParagraph" style:list-style-name="LFO25" style:family="paragraph"/>
    <style:style style:name="T71" style:parent-style-name="DefaultParagraphFont" style:family="text">
      <style:text-properties fo:font-weight="bold" style:font-weight-asian="bold" style:font-weight-complex="bold"/>
    </style:style>
    <style:style style:name="P72" style:parent-style-name="ListParagraph" style:family="paragraph">
      <style:text-properties fo:font-weight="bold" style:font-weight-asian="bold" style:font-weight-complex="bold" fo:font-size="12pt" style:font-size-asian="12pt" style:font-size-complex="12pt"/>
    </style:style>
    <style:style style:name="P73" style:parent-style-name="ListParagraph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74" style:parent-style-name="ListParagraph" style:family="paragraph">
      <style:text-properties fo:font-weight="bold" style:font-weight-asian="bold" style:font-weight-complex="bold"/>
    </style:style>
    <style:style style:name="P75" style:parent-style-name="ListParagraph" style:list-style-name="LFO26" style:family="paragraph"/>
    <style:style style:name="P76" style:parent-style-name="ListParagraph" style:list-style-name="LFO26" style:family="paragraph"/>
    <style:style style:name="P77" style:parent-style-name="ListParagraph" style:family="paragraph">
      <style:text-properties fo:font-weight="bold" style:font-weight-asian="bold" style:font-weight-complex="bold"/>
    </style:style>
    <style:style style:name="P78" style:parent-style-name="ListParagraph" style:list-style-name="LFO27" style:family="paragraph"/>
    <style:style style:name="P79" style:parent-style-name="ListParagraph" style:list-style-name="LFO27" style:family="paragraph"/>
    <style:style style:name="T80" style:parent-style-name="DefaultParagraphFont" style:family="text">
      <style:text-properties fo:font-weight="bold" style:font-weight-asian="bold" style:font-weight-complex="bold"/>
    </style:style>
    <style:style style:name="P81" style:parent-style-name="ListParagraph" style:family="paragraph">
      <style:text-properties fo:font-weight="bold" style:font-weight-asian="bold" style:font-weight-complex="bold" fo:font-size="12pt" style:font-size-asian="12pt" style:font-size-complex="12pt"/>
    </style:style>
    <style:style style:name="P82" style:parent-style-name="ListParagraph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83" style:parent-style-name="ListParagraph" style:family="paragraph">
      <style:text-properties fo:font-weight="bold" style:font-weight-asian="bold" style:font-weight-complex="bold"/>
    </style:style>
    <style:style style:name="P84" style:parent-style-name="ListParagraph" style:list-style-name="LFO28" style:family="paragraph"/>
    <style:style style:name="P85" style:parent-style-name="ListParagraph" style:list-style-name="LFO28" style:family="paragraph"/>
    <style:style style:name="P86" style:parent-style-name="ListParagraph" style:list-style-name="LFO28" style:family="paragraph"/>
    <style:style style:name="P87" style:parent-style-name="ListParagraph" style:family="paragraph">
      <style:text-properties fo:font-weight="bold" style:font-weight-asian="bold" style:font-weight-complex="bold"/>
    </style:style>
    <style:style style:name="P88" style:parent-style-name="ListParagraph" style:list-style-name="LFO29" style:family="paragraph"/>
    <style:style style:name="P89" style:parent-style-name="ListParagraph" style:list-style-name="LFO29" style:family="paragraph"/>
    <style:style style:name="T90" style:parent-style-name="DefaultParagraphFont" style:family="text">
      <style:text-properties fo:font-weight="bold" style:font-weight-asian="bold" style:font-weight-complex="bold"/>
    </style:style>
    <style:style style:name="P9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T94" style:parent-style-name="DefaultParagraphFont" style:family="text">
      <style:text-properties fo:font-weight="bold" style:font-weight-asian="bold" style:font-weight-complex="bold"/>
    </style:style>
    <style:style style:name="T95" style:parent-style-name="DefaultParagraphFont" style:family="text">
      <style:text-properties fo:font-weight="bold" style:font-weight-asian="bold" style:font-weight-complex="bold"/>
    </style:style>
    <style:style style:name="T96" style:parent-style-name="DefaultParagraphFont" style:family="text">
      <style:text-properties fo:font-weight="bold" style:font-weight-asian="bold" style:font-weight-complex="bold"/>
    </style:style>
    <style:style style:name="T97" style:parent-style-name="DefaultParagraphFont" style:family="text">
      <style:text-properties fo:font-weight="bold" style:font-weight-asian="bold" style:font-weight-complex="bold"/>
    </style:style>
    <style:style style:name="P98" style:parent-style-name="Normal" style:family="paragraph">
      <style:paragraph-properties fo:break-before="page"/>
    </style:style>
    <style:style style:name="P99" style:parent-style-name="ListParagraph" style:family="paragraph">
      <style:paragraph-properties fo:margin-left="1in">
        <style:tab-stops/>
      </style:paragraph-properties>
    </style:style>
    <style:style style:name="P100" style:parent-style-name="ListParagraph" style:family="paragraph">
      <style:paragraph-properties fo:margin-left="1in">
        <style:tab-stops/>
      </style:paragraph-properties>
    </style:style>
    <style:style style:name="T101" style:parent-style-name="DefaultParagraphFont" style:family="text">
      <style:text-properties fo:font-style="italic" style:font-style-asian="italic" style:font-style-complex="italic"/>
    </style:style>
    <style:style style:name="T102" style:parent-style-name="DefaultParagraphFont" style:family="text">
      <style:text-properties fo:font-style="italic" style:font-style-asian="italic" style:font-style-complex="italic"/>
    </style:style>
    <style:style style:name="T103" style:parent-style-name="DefaultParagraphFont" style:family="text">
      <style:text-properties fo:font-style="italic" style:font-style-asian="italic" style:font-style-complex="italic"/>
    </style:style>
    <style:style style:name="P104" style:parent-style-name="ListParagraph" style:family="paragraph">
      <style:paragraph-properties fo:margin-left="1in">
        <style:tab-stops/>
      </style:paragraph-properties>
    </style:style>
    <style:style style:name="T105" style:parent-style-name="DefaultParagraphFont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>Architectural Design and Styles</text:p>
      <text:p text:style-name="Normal">Architectural design defines the hardware and software components of a system, their interface and how they interact. It provides a structure framework to insure system scalability, maintainability, and performance.[1]</text:p>
      <text:h text:style-name="Heading1" text:outline-level="1">Architectural Styles</text:h>
      <text:list text:style-name="LFO1" text:continue-numbering="true">
        <text:list-item>
          <text:p text:style-name="P2">Layered Architecture</text:p>
        </text:list-item>
      </text:list>
      <text:p text:style-name="ListParagraph">Divides software into layers (Presentation, Business, Application, Data) for modularity and maintainability.</text:p>
      <text:p text:style-name="P3">Advantages:<text:s/></text:p>
      <text:list text:style-name="LFO11" text:continue-numbering="true">
        <text:list-item>
          <text:p text:style-name="P4">Scalability-<text:s/>individual layers can be scaled independently.</text:p>
        </text:list-item>
        <text:list-item>
          <text:p text:style-name="P5">Flexibility- different<text:s/>technologies can be used within each layer.</text:p>
        </text:list-item>
        <text:list-item>
          <text:p text:style-name="P6">Maintainability- changes<text:s/>in one layer do not impact others.</text:p>
        </text:list-item>
      </text:list>
      <text:p text:style-name="P7">Disadvantages:<text:s/></text:p>
      <text:list text:style-name="LFO10" text:continue-numbering="true">
        <text:list-item>
          <text:p text:style-name="P8">Complexity, more layers increase system complexity.</text:p>
        </text:list-item>
        <text:list-item>
          <text:p text:style-name="P9">Performance overhead, communication between layers add latency.</text:p>
        </text:list-item>
      </text:list>
      <text:p text:style-name="ListParagraph"><text:span text:style-name="T10">Use cases:</text:span><text:s/>Web applications, enterprise system, CMS platforms.<text:s/>[2]</text:p>
      <text:p text:style-name="P11"/>
      <text:list text:style-name="LFO1" text:continue-numbering="true">
        <text:list-item>
          <text:p text:style-name="P12">Client server Architecture</text:p>
        </text:list-item>
      </text:list>
      <text:p text:style-name="ListParagraph">A centralized server provides resources and services to multiple clients.</text:p>
      <text:p text:style-name="P13">Advantages:</text:p>
      <text:list text:style-name="LFO13" text:continue-numbering="true">
        <text:list-item>
          <text:p text:style-name="P14">Centralized management<text:s/>– easier to maintain security and updates.</text:p>
        </text:list-item>
        <text:list-item>
          <text:p text:style-name="P15">Scalability – servers can be scaled up for increased requests.</text:p>
        </text:list-item>
        <text:list-item>
          <text:p text:style-name="P16">Security-centralized controls improve security management.</text:p>
        </text:list-item>
      </text:list>
      <text:p text:style-name="P17">Disadvantages:</text:p>
      <text:list text:style-name="LFO12" text:continue-numbering="true">
        <text:list-item>
          <text:p text:style-name="P18">Single point of failure – server failure disrupts the system.</text:p>
        </text:list-item>
        <text:list-item>
          <text:p text:style-name="P19">Costly- requires expensive server maintenance.</text:p>
        </text:list-item>
      </text:list>
      <text:p text:style-name="ListParagraph"><text:span text:style-name="T20">Use cases:</text:span><text:s/>Web applications, email services, media streaming.</text:p>
      <text:list text:style-name="LFO1" text:continue-numbering="true">
        <text:list-item>
          <text:p text:style-name="P21">Event Driven Architecture</text:p>
        </text:list-item>
      </text:list>
      <text:p text:style-name="ListParagraph">Components respond to events, enabling real time processing.</text:p>
      <text:p text:style-name="P22">Advantages:</text:p>
      <text:list text:style-name="LFO15" text:continue-numbering="true">
        <text:list-item>
          <text:p text:style-name="P23">Scalability – can scale by adding new event consumers.</text:p>
        </text:list-item>
        <text:list-item>
          <text:p text:style-name="P24">Real time processing- enables instant responses.</text:p>
        </text:list-item>
        <text:list-item>
          <text:p text:style-name="P25">Flexibility- new features can be added without modifying core components.</text:p>
        </text:list-item>
      </text:list>
      <text:p text:style-name="P26">Disadvantages:</text:p>
      <text:list text:style-name="LFO14" text:continue-numbering="true">
        <text:list-item>
          <text:p text:style-name="P27">Complexity- designing and debugging event-driven systems is difficult.</text:p>
        </text:list-item>
        <text:list-item>
          <text:p text:style-name="P28">Reliability issues- events may be lost if not handled properly.</text:p>
        </text:list-item>
      </text:list>
      <text:p text:style-name="ListParagraph"><text:span text:style-name="T29">Use cases</text:span>:<text:s/>Financial systems, IoT, real time analytics, chatbot.</text:p>
      <text:list text:style-name="LFO1" text:continue-numbering="true">
        <text:list-item>
          <text:p text:style-name="P30">Microkernel Architecture</text:p>
        </text:list-item>
      </text:list>
      <text:p text:style-name="ListParagraph">A core system with modular plug-ins for extensibility.</text:p>
      <text:p text:style-name="P31">Advantages:<text:s/></text:p>
      <text:list text:style-name="LFO17" text:continue-numbering="true">
        <text:list-item>
          <text:p text:style-name="P32">Flexibility- new features can be added via plug-ins.</text:p>
        </text:list-item>
        <text:list-item>
          <text:p text:style-name="P33">Scalability- supports expansion without altering the core.</text:p>
        </text:list-item>
        <text:list-item>
          <text:p text:style-name="P34">Maintainability- plug-ins are independently testable and updatable.</text:p>
        </text:list-item>
      </text:list>
      <text:soft-page-break/>
      <text:p text:style-name="P35">Disadvantages:</text:p>
      <text:list text:style-name="LFO16" text:continue-numbering="true">
        <text:list-item>
          <text:p text:style-name="P36">Complex communication- managing interactions between core and plug-ins can be challenging.</text:p>
        </text:list-item>
        <text:list-item>
          <text:p text:style-name="P37">Limited built in features- the minimal core may lack essential functionalities.</text:p>
        </text:list-item>
      </text:list>
      <text:p text:style-name="ListParagraph"><text:span text:style-name="T38">Use case:</text:span><text:s/>operation systems, IDEs, embedded systems.</text:p>
      <text:p text:style-name="ListParagraph"/>
      <text:list text:style-name="LFO1" text:continue-numbering="true">
        <text:list-item>
          <text:p text:style-name="P39">Microservices architecture</text:p>
        </text:list-item>
      </text:list>
      <text:p text:style-name="ListParagraph">A system built from independent, loosely coupled services.</text:p>
      <text:p text:style-name="P40">Advantages:</text:p>
      <text:list text:style-name="LFO18" text:continue-numbering="true">
        <text:list-item>
          <text:p text:style-name="P41">Scalability- each service scales independently.</text:p>
        </text:list-item>
        <text:list-item>
          <text:p text:style-name="P42">Faster development and deployment- teams can work on different services simultaneously.</text:p>
        </text:list-item>
        <text:list-item>
          <text:p text:style-name="P43">Easier maintenance- services can be updated individually.</text:p>
        </text:list-item>
      </text:list>
      <text:p text:style-name="P44">Disadvantages:</text:p>
      <text:list text:style-name="LFO19" text:continue-numbering="true">
        <text:list-item>
          <text:p text:style-name="P45">Complex management- requires robust monitoring and coordination.</text:p>
        </text:list-item>
        <text:list-item>
          <text:p text:style-name="P46">Network overhead- multiple services communicating over networks increase latency.</text:p>
        </text:list-item>
      </text:list>
      <text:p text:style-name="ListParagraph"><text:span text:style-name="T47">Use case:</text:span><text:s/>e-commerce platforms, cloud applications, social media.</text:p>
      <text:p text:style-name="ListParagraph"/>
      <text:list text:style-name="LFO1" text:continue-numbering="true">
        <text:list-item>
          <text:p text:style-name="P48">Space based Architecture</text:p>
        </text:list-item>
      </text:list>
      <text:p text:style-name="ListParagraph">Uses distributed memory to handle high traffic workloads.</text:p>
      <text:p text:style-name="P49">Advantages:</text:p>
      <text:list text:style-name="LFO21" text:continue-numbering="true">
        <text:list-item>
          <text:p text:style-name="P50">Scalability- easily scales by adding more processing units.</text:p>
        </text:list-item>
        <text:list-item>
          <text:p text:style-name="P51">Performance boost- reduce data access latency.</text:p>
        </text:list-item>
      </text:list>
      <text:p text:style-name="P52">Disadvantages:</text:p>
      <text:list text:style-name="LFO20" text:continue-numbering="true">
        <text:list-item>
          <text:p text:style-name="P53">Complex design- require expertise in distributed computing.</text:p>
        </text:list-item>
        <text:list-item>
          <text:p text:style-name="P54">Costly infrastructure- needs multiple servers and middleware.</text:p>
        </text:list-item>
      </text:list>
      <text:p text:style-name="ListParagraph"><text:span text:style-name="T55">Use case:</text:span><text:s/>Telecom, gaming, large-scale web applications.</text:p>
      <text:p text:style-name="ListParagraph"/>
      <text:list text:style-name="LFO1" text:continue-numbering="true">
        <text:list-item>
          <text:p text:style-name="P56">Master slave Architecture</text:p>
        </text:list-item>
      </text:list>
      <text:p text:style-name="ListParagraph">A master assign tasks to slave components for parallel processing.</text:p>
      <text:p text:style-name="P57">Advantages:</text:p>
      <text:list text:style-name="LFO22" text:continue-numbering="true">
        <text:list-item>
          <text:p text:style-name="P58">Scalability- more slave units can be added to balance load.</text:p>
        </text:list-item>
        <text:list-item>
          <text:p text:style-name="P59">Fault tolerance- master can reassign tasks if a slave fails.</text:p>
        </text:list-item>
      </text:list>
      <text:p text:style-name="P60">Disadvantages:</text:p>
      <text:list text:style-name="LFO23" text:continue-numbering="true">
        <text:list-item>
          <text:p text:style-name="P61">Single point of failure- master failure affects the entire system.</text:p>
        </text:list-item>
        <text:list-item>
          <text:p text:style-name="P62">Communication overhead- high data transfer between master and slaves.</text:p>
        </text:list-item>
      </text:list>
      <text:p text:style-name="ListParagraph"><text:span text:style-name="T63">Use case:</text:span><text:s/>database replication, backup systems, load balancing.</text:p>
      <text:p text:style-name="ListParagraph"/>
      <text:list text:style-name="LFO1" text:continue-numbering="true">
        <text:list-item>
          <text:p text:style-name="P64">Pipe filter Architecture</text:p>
        </text:list-item>
      </text:list>
      <text:p text:style-name="ListParagraph">Data flows through sequential processing filters.</text:p>
      <text:p text:style-name="P65">Advantages:<text:s/></text:p>
      <text:list text:style-name="LFO24" text:continue-numbering="true">
        <text:list-item>
          <text:p text:style-name="P66">Reusability- filters can be reused in different applications.</text:p>
        </text:list-item>
        <text:list-item>
          <text:p text:style-name="P67">Parallel processing- can execute filters in parallel for speed.</text:p>
        </text:list-item>
      </text:list>
      <text:p text:style-name="P68">Disadvantages:</text:p>
      <text:list text:style-name="LFO25" text:continue-numbering="true">
        <text:list-item>
          <text:p text:style-name="P69">Debugging challenges- hard to trace errors in long pipelines.</text:p>
        </text:list-item>
        <text:list-item>
          <text:p text:style-name="P70">Latency issues- passing through multiple filters adds delays.</text:p>
        </text:list-item>
      </text:list>
      <text:p text:style-name="ListParagraph"><text:span text:style-name="T71">Use case:<text:s/></text:span>Data processing pipelines, compilers, image processing.</text:p>
      <text:p text:style-name="P72"/>
      <text:list text:style-name="LFO1" text:continue-numbering="true">
        <text:list-item>
          <text:p text:style-name="P73">Broker Architecture</text:p>
        </text:list-item>
      </text:list>
      <text:p text:style-name="ListParagraph">A broker facilitates communication between distributed services.</text:p>
      <text:p text:style-name="P74">Advantages:</text:p>
      <text:list text:style-name="LFO26" text:continue-numbering="true">
        <text:list-item>
          <text:p text:style-name="P75">Scalability- new services can be added without impacting existing ones.</text:p>
        </text:list-item>
        <text:list-item>
          <text:p text:style-name="P76">Fault tolerance- requests can be rerouted if a service fails.</text:p>
        </text:list-item>
      </text:list>
      <text:p text:style-name="P77">Disadvantages:</text:p>
      <text:list text:style-name="LFO27" text:continue-numbering="true">
        <text:list-item>
          <text:p text:style-name="P78">Complex routing- managing requests increase system complexity.</text:p>
        </text:list-item>
        <text:list-item>
          <text:p text:style-name="P79">Single point of failure- if not designed properly, the broker can fail.</text:p>
        </text:list-item>
      </text:list>
      <text:p text:style-name="ListParagraph"><text:span text:style-name="T80">Use case:</text:span><text:s/>Middleware, enterprise system integrations. IoT.</text:p>
      <text:p text:style-name="P81"/>
      <text:list text:style-name="LFO1" text:continue-numbering="true">
        <text:list-item>
          <text:p text:style-name="P82">Peer to Peer (P2P) Architecture</text:p>
        </text:list-item>
      </text:list>
      <text:p text:style-name="ListParagraph">A decentralized network where nodes act as both clients and servers.</text:p>
      <text:p text:style-name="P83">Advantages:<text:s/></text:p>
      <text:list text:style-name="LFO28" text:continue-numbering="true">
        <text:list-item>
          <text:p text:style-name="P84">Scalability- more peers can join easily.</text:p>
        </text:list-item>
        <text:list-item>
          <text:p text:style-name="P85">Fault tolerance- redundant data storage increases resilience.</text:p>
        </text:list-item>
        <text:list-item>
          <text:p text:style-name="P86">Cost efficiency- no need for centralized infrastructure.</text:p>
        </text:list-item>
      </text:list>
      <text:p text:style-name="P87">Disadvantages:</text:p>
      <text:list text:style-name="LFO29" text:continue-numbering="true">
        <text:list-item>
          <text:p text:style-name="P88">Security risks- harder to enforce security policies.</text:p>
        </text:list-item>
        <text:list-item>
          <text:p text:style-name="P89">Data consistency issues- synchronizing data across peers is challenging.</text:p>
        </text:list-item>
      </text:list>
      <text:p text:style-name="ListParagraph"><text:span text:style-name="T90">Use case:<text:s/></text:span>Blockchain, file sharing networks (BitTorrent), VoIP (Skype). [2]</text:p>
      <text:p text:style-name="P91"/>
      <text:h text:style-name="Heading1" text:outline-level="1">Choosing the Right Architecture</text:h>
      <text:p text:style-name="Normal">To<text:s/>select the best architecture pattern, consider:</text:p>
      <text:p text:style-name="Normal"><text:span text:style-name="T92">Scalability</text:span><text:s/>– how well the system can grow with demand.</text:p>
      <text:p text:style-name="Normal"><text:span text:style-name="T93">Performance</text:span>- required speed, latency, and efficiency.</text:p>
      <text:p text:style-name="Normal"><text:span text:style-name="T94">Availability</text:span>- need for fault tolerance and redundancy.</text:p>
      <text:p text:style-name="Normal"><text:span text:style-name="T95">Security</text:span>- data protection and potential vulnerabilities.</text:p>
      <text:p text:style-name="Normal"><text:span text:style-name="T96">Cost and maintenance</text:span>- development and operational expenses.</text:p>
      <text:p text:style-name="Normal"><text:span text:style-name="T97">Technology stack</text:span>- compatibility with existing tools and frameworks.</text:p>
      <text:p text:style-name="P98"/>
      <text:soft-page-break/>
      <text:p text:style-name="P99">References:</text:p>
      <text:p text:style-name="P100">[1].<text:s/>“Architectural Design – Software Engineering”, <text:s/><text:span text:style-name="T101">GeeksforGeeks,</text:span><text:span text:style-name="T102">Sep</text:span>. 27, 2019. [Online]. Available:<text:s/><text:span text:style-name="T103"><text:s/></text:span><text:a xlink:href="https://www.geeksforgeeks.org/software-engineering-architectural-design/" office:target-frame-name="_top" xlink:show="replace"><text:span text:style-name="Hyperlink">Architectural Design - Software Engineering - GeeksforGeeks</text:span></text:a>. [Accessed: Feb. 7, 2025].</text:p>
      <text:p text:style-name="P104">[2].<text:s/>“Types of Software Architecture Patterns”.<text:s/><text:span text:style-name="T105">GeeksforGeeks.</text:span><text:s/>Jun. 20, 2024. [Online]. Available:<text:s/><text:a xlink:href="https://www.geeksforgeeks.org/types-of-software-architecture-patterns/" office:target-frame-name="_top" xlink:show="replace"><text:span text:style-name="Hyperlink">Types of Software Architecture Patterns - GeeksforGeeks</text:span></text:a>. [Accessed: Feb. 7, 2025].</text:p>
      <text:p text:style-name="ListParagraph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hbouba Rezaei (Student)</meta:initial-creator>
    <dc:creator>Mahbouba Rezaei (Student)</dc:creator>
    <meta:creation-date>2025-02-08T09:36:00Z</meta:creation-date>
    <dc:date>2025-02-08T11:33:00Z</dc:date>
    <meta:template xlink:href="Normal" xlink:type="simple"/>
    <meta:editing-cycles>2</meta:editing-cycles>
    <meta:editing-duration>PT7020S</meta:editing-duration>
    <meta:document-statistic meta:page-count="4" meta:paragraph-count="11" meta:word-count="896" meta:character-count="5993" meta:row-count="42" meta:non-whitespace-character-count="5108"/>
  </office:meta>
</office:document-meta>
</file>